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d51c" officeooo:paragraph-rsid="0009d51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c6ff2" officeooo:paragraph-rsid="000c6ff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9d51c" officeooo:paragraph-rsid="0009d51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d51c" officeooo:paragraph-rsid="0009d51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5812" officeooo:paragraph-rsid="000a581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5812" officeooo:paragraph-rsid="000a581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5812" officeooo:paragraph-rsid="000a5812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9d51c" officeooo:paragraph-rsid="0009d51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9d51c" officeooo:paragraph-rsid="0009d5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9d51c" officeooo:paragraph-rsid="000a581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5812" officeooo:paragraph-rsid="000a581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041b" officeooo:paragraph-rsid="000c041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1e8de" officeooo:paragraph-rsid="000c041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6pt" fo:font-weight="bold" officeooo:rsid="000c6ff2" officeooo:paragraph-rsid="000c6ff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solid" style:text-underline-width="auto" style:text-underline-color="font-color" fo:font-weight="normal" officeooo:rsid="000c6ff2" officeooo:paragraph-rsid="000c6ff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solid" style:text-underline-width="auto" style:text-underline-color="font-color" fo:font-weight="normal" officeooo:rsid="000de84e" officeooo:paragraph-rsid="000de84e" style:font-size-asian="14pt" style:font-weight-asian="normal" style:font-size-complex="14pt" style:font-weight-complex="normal"/>
    </style:style>
    <style:style style:name="T1" style:family="text">
      <style:text-properties officeooo:rsid="000a58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041b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1e8de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de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ite d’avis de produit associé à un t’chat</text:p>
      <text:p text:style-name="P1"/>
      <text:p text:style-name="P3">Site d’avis de produit</text:p>
      <text:p text:style-name="P4"/>
      <text:p text:style-name="P6">Objectif :</text:p>
      <text:p text:style-name="P5"/>
      <text:p text:style-name="P9">Le <text:span text:style-name="T2">but</text:span> est de partager un maximum d’avis et d’expériences utilisateur afin d’aider les futurs <text:span text:style-name="T1">acheteurs et </text:span>utilisateurs dans leur choix de produits, de gamme…</text:p>
      <text:p text:style-name="P9"/>
      <text:p text:style-name="P11"><text:span text:style-name="T2">Ex</text:span> : être dans son magasin de référence et ne pas avoir de descriptif produit, pas d’autre choix de modèle dans la même marque et/ou dans d’autres. Aucun avis client sauf parfois auprès d’un vendeur. Encore faut -il en trouver et qu’il soit disponible.</text:p>
      <text:p text:style-name="P9"/>
      <text:p text:style-name="P9">Le but n’est pas de faire de la critique facile, descendant un produit ou une marque. Critique<text:span text:style-name="T1">s</text:span> objective<text:span text:style-name="T1">s</text:span>.</text:p>
      <text:p text:style-name="P9"/>
      <text:p text:style-name="P7">Fonctionnement : </text:p>
      <text:p text:style-name="P7"/>
      <text:p text:style-name="P9">- <text:span text:style-name="T2">Consulter les avis </text:span>: choisir dans un menu une catégorie de produit ou dans une barre de recherche par mot clé ou référence produit.</text:p>
      <text:p text:style-name="P9"/>
      <text:p text:style-name="P10">- <text:span text:style-name="T2">Dépôt d’avis </text:span>: formulaire :</text:p>
      <text:p text:style-name="P10"><text:span text:style-name="T1"><text:tab/>- S</text:span>élection de la catégorie, référence constructeur, <text:span text:style-name="T3">photos, </text:span>pour être de parler du même <text:tab/>produit. <text:s/></text:p>
      <text:p text:style-name="P10"><text:tab/>- Possibilité de laisser une note <text:span text:style-name="T1">(</text:span>chiffre ou étoile ou pourcentage<text:span text:style-name="T1">)</text:span>.</text:p>
      <text:p text:style-name="P10"><text:tab/>- Texte parlant du produit et de l’expérience client, <text:span text:style-name="T3">voir possibilité mini vidéo sur <text:tab/>l’utilisation.</text:span></text:p>
      <text:p text:style-name="P10"><text:tab/>- Voir possibilité de partager son avis produit sur son/ses réseaux sociaux.</text:p>
      <text:p text:style-name="P10"/>
      <text:p text:style-name="P10"/>
      <text:p text:style-name="P12">Ex : Comparateur et test produits du « numériques » :<text:a xlink:type="simple" xlink:href="https://www.lesnumeriques.com/" text:style-name="Internet_20_link" text:visited-style-name="Visited_20_Internet_20_Link"><text:span text:style-name="T5">https://www.lesnumeriques.com/</text:span></text:a><text:span text:style-name="T5"> </text:span></text:p>
      <text:p text:style-name="P13"/>
      <text:p text:style-name="P2"><text:span text:style-name="T5">T’</text:span><text:span text:style-name="T4">chat</text:span></text:p>
      <text:p text:style-name="P14"/>
      <text:p text:style-name="P15">Objectif : <text:span text:style-name="T6"><text:s/></text:span><text:span text:style-name="T7">Offrir la possibilité de discuter de tout et de rien, aussi sur un produit consommé vu sur le site ou de ses loisirs.</text:span></text:p>
      <text:p text:style-name="P16"><text:span text:style-name="T7">A</text:span><text:span text:style-name="T6">insi offre des thèmes au choix et la possibilité de créer son propre salon avec son thème <text:s/>et un visuel personnel (couleur, police, emoticon,...)</text:span></text:p>
      <text:p text:style-name="P16"/>
      <text:p text:style-name="P1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48:51.769726229</meta:creation-date>
    <dc:date>2019-10-22T13:44:06.021654658</dc:date>
    <meta:editing-duration>PT44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248" meta:character-count="1485" meta:non-whitespace-character-count="1242"/>
  </office:meta>
</office:document-meta>
</file>